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T1" style:family="text">
      <style:text-properties officeooo:rsid="0007a92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Submitted by: Dilip Singh</text:p>
      <text:p text:style-name="Text_20_body">Email: commandodilipsingh@gmail.com</text:p>
      <text:p text:style-name="Text_20_body">Date: May 2026</text:p>
      <text:p text:style-name="Text_20_body"/>
      <text:p text:style-name="Text_20_body"/>
      <text:p text:style-name="Text_20_body">---------------</text:p>
      <text:p text:style-name="Text_20_body"/>
      <text:p text:style-name="Text_20_body">Product Nam<text:span text:style-name="T1">e</text:span></text:p>
      <text:p text:style-name="Text_20_body"><text:span text:style-name="Strong_20_Emphasis">DevPulse AI</text:span><text:line-break/><text:span text:style-name="Emphasis">Developer Productivity Intelligence Dashboard</text:span></text:p>
      <text:p text:style-name="Horizontal_20_Line"/>
      <text:h text:style-name="Heading_20_1" text:outline-level="1">Premium UI Look</text:h>
      <text:p text:style-name="Text_20_body">Use:</text:p>
      <text:list text:style-name="L1">
        <text:list-item>
          <text:p text:style-name="P1">Dark navy background</text:p>
        </text:list-item>
        <text:list-item>
          <text:p text:style-name="P1">Glassmorphism cards</text:p>
        </text:list-item>
        <text:list-item>
          <text:p text:style-name="P1">Smooth hover animations</text:p>
        </text:list-item>
        <text:list-item>
          <text:p text:style-name="P1">Professional fonts</text:p>
        </text:list-item>
        <text:list-item>
          <text:p text:style-name="P1">Clean spacing</text:p>
        </text:list-item>
      </text:list>
      <text:p text:style-name="Text_20_body">Think startup SaaS product.</text:p>
      <text:p text:style-name="Horizontal_20_Line"/>
      <text:h text:style-name="Heading_20_1" text:outline-level="1">Final Screen Layout</text:h>
      <text:h text:style-name="Heading_20_2" text:outline-level="2">Full Page Structure</text:h>
      <text:p text:style-name="Preformatted_20_Text"><text:span text:style-name="Source_20_Text">-------------------------------------------------</text:span></text:p>
      <text:p text:style-name="Preformatted_20_Text"><text:span text:style-name="Source_20_Text">Sidebar | Header</text:span></text:p>
      <text:p text:style-name="Preformatted_20_Text"><text:span text:style-name="Source_20_Text"><text:s text:c="8"/>|</text:span></text:p>
      <text:p text:style-name="Preformatted_20_Text"><text:span text:style-name="Source_20_Text"><text:s text:c="8"/>| Welcome back, Rahul</text:span></text:p>
      <text:p text:style-name="Preformatted_20_Text"><text:span text:style-name="Source_20_Text"><text:s text:c="8"/>|</text:span></text:p>
      <text:p text:style-name="Preformatted_20_Text"><text:span text:style-name="Source_20_Text"><text:s text:c="8"/>| Metric Cards Row</text:span></text:p>
      <text:p text:style-name="Preformatted_20_Text"><text:span text:style-name="Source_20_Text"><text:s text:c="8"/>|</text:span></text:p>
      <text:p text:style-name="Preformatted_20_Text"><text:soft-page-break/><text:span text:style-name="Source_20_Text"><text:s text:c="8"/>| Performance Graph</text:span></text:p>
      <text:p text:style-name="Preformatted_20_Text"><text:span text:style-name="Source_20_Text"><text:s text:c="8"/>|</text:span></text:p>
      <text:p text:style-name="Preformatted_20_Text"><text:span text:style-name="Source_20_Text"><text:s text:c="8"/>| AI Insights</text:span></text:p>
      <text:p text:style-name="Preformatted_20_Text"><text:span text:style-name="Source_20_Text"><text:s text:c="8"/>|</text:span></text:p>
      <text:p text:style-name="Preformatted_20_Text"><text:span text:style-name="Source_20_Text"><text:s text:c="8"/>| Action Recommendations</text:span></text:p>
      <text:p text:style-name="P2"><text:span text:style-name="Source_20_Text">-------------------------------------------------</text:span></text:p>
      <text:p text:style-name="Horizontal_20_Line"/>
      <text:h text:style-name="Heading_20_1" text:outline-level="1">Sidebar</text:h>
      <text:p text:style-name="Text_20_body">Logo: <text:span text:style-name="Strong_20_Emphasis">DevPulse AI</text:span></text:p>
      <text:p text:style-name="Text_20_body">Menu:</text:p>
      <text:list text:style-name="L2">
        <text:list-item>
          <text:p text:style-name="P3">Dashboard</text:p>
        </text:list-item>
        <text:list-item>
          <text:p text:style-name="P3">Developer Insights</text:p>
        </text:list-item>
        <text:list-item>
          <text:p text:style-name="P3">Team Analytics</text:p>
        </text:list-item>
        <text:list-item>
          <text:p text:style-name="P3">Reports</text:p>
        </text:list-item>
        <text:list-item>
          <text:p text:style-name="P3">Settings</text:p>
        </text:list-item>
      </text:list>
      <text:p text:style-name="Text_20_body">Bottom:</text:p>
      <text:list text:style-name="L3">
        <text:list-item>
          <text:p text:style-name="P4">User Profile</text:p>
        </text:list-item>
      </text:list>
      <text:p text:style-name="Horizontal_20_Line"/>
      <text:h text:style-name="Heading_20_1" text:outline-level="1">Header</text:h>
      <text:p text:style-name="Text_20_body">Left:</text:p>
      <text:p text:style-name="Text_20_body"><text:span text:style-name="Strong_20_Emphasis">Dashboard Overview</text:span></text:p>
      <text:p text:style-name="Text_20_body">Right:</text:p>
      <text:list text:style-name="L4">
        <text:list-item>
          <text:p text:style-name="P5">Search Developer</text:p>
        </text:list-item>
        <text:list-item>
          <text:p text:style-name="P5">Month Dropdown</text:p>
        </text:list-item>
        <text:list-item>
          <text:p text:style-name="P5">Export PDF Button</text:p>
        </text:list-item>
      </text:list>
      <text:p text:style-name="Horizontal_20_Line"/>
      <text:h text:style-name="Heading_20_1" text:outline-level="1">Hero Section</text:h>
      <text:p text:style-name="Preformatted_20_Text"><text:span text:style-name="Source_20_Text">Hello Rahul 👋</text:span></text:p>
      <text:p text:style-name="P2"><text:span text:style-name="Source_20_Text">Your engineering performance summary for April</text:span></text:p>
      <text:p text:style-name="Horizontal_20_Line"/>
      <text:h text:style-name="Heading_20_1" text:outline-level="1"><text:soft-page-break/>5 Premium Metric Cards</text:h>
      <text:h text:style-name="Heading_20_3" text:outline-level="3">Card 1</text:h>
      <text:p text:style-name="Text_20_body">⚡ Lead Time<text:line-break/><text:span text:style-name="Strong_20_Emphasis">5.2 Days</text:span></text:p>
      <text:h text:style-name="Heading_20_3" text:outline-level="3">Card 2</text:h>
      <text:p text:style-name="Text_20_body">🔄 Cycle Time<text:line-break/><text:span text:style-name="Strong_20_Emphasis">7.0 Days</text:span></text:p>
      <text:h text:style-name="Heading_20_3" text:outline-level="3">Card 3</text:h>
      <text:p text:style-name="Text_20_body">🐞 Bug Rate<text:line-break/><text:span text:style-name="Strong_20_Emphasis">12%</text:span></text:p>
      <text:h text:style-name="Heading_20_3" text:outline-level="3">Card 4</text:h>
      <text:p text:style-name="Text_20_body">🚀 Deployments<text:line-break/><text:span text:style-name="Strong_20_Emphasis">9</text:span></text:p>
      <text:h text:style-name="Heading_20_3" text:outline-level="3">Card 5</text:h>
      <text:p text:style-name="Text_20_body">📦 PR Throughput<text:line-break/><text:span text:style-name="Strong_20_Emphasis">14</text:span></text:p>
      <text:p text:style-name="Text_20_body">Hover animation on cards.</text:p>
      <text:p text:style-name="Horizontal_20_Line"/>
      <text:h text:style-name="Heading_20_1" text:outline-level="1">Graph Section</text:h>
      <text:h text:style-name="Heading_20_2" text:outline-level="2">Performance Trends</text:h>
      <text:p text:style-name="Text_20_body">Line graph:</text:p>
      <text:list text:style-name="L5">
        <text:list-item>
          <text:p text:style-name="P6">Lead Time</text:p>
        </text:list-item>
        <text:list-item>
          <text:p text:style-name="P6">Bugs</text:p>
        </text:list-item>
        <text:list-item>
          <text:p text:style-name="P6">PRs</text:p>
        </text:list-item>
      </text:list>
      <text:p text:style-name="Text_20_body">Last 6 months.</text:p>
      <text:p text:style-name="Horizontal_20_Line"/>
      <text:h text:style-name="Heading_20_1" text:outline-level="1"><text:soft-page-break/>AI Insight Card</text:h>
      <text:h text:style-name="Heading_20_2" text:outline-level="2">What is Happening?</text:h>
      <text:p text:style-name="Preformatted_20_Text"><text:span text:style-name="Source_20_Text">Your cycle time increased by 18%.</text:span></text:p>
      <text:p text:style-name="Preformatted_20_Text"><text:span text:style-name="Source_20_Text">Likely due to delayed code reviews.</text:span></text:p>
      <text:p text:style-name="Preformatted_20_Text"/>
      <text:p text:style-name="Preformatted_20_Text"><text:span text:style-name="Source_20_Text">Bug rate slightly above team average.</text:span></text:p>
      <text:p text:style-name="Preformatted_20_Text"/>
      <text:p text:style-name="P2"><text:span text:style-name="Source_20_Text">PR throughput dropped this month.</text:span></text:p>
      <text:p text:style-name="Horizontal_20_Line"/>
      <text:h text:style-name="Heading_20_1" text:outline-level="1">Smart Recommendation Card</text:h>
      <text:h text:style-name="Heading_20_2" text:outline-level="2">Next Actions</text:h>
      <text:p text:style-name="Preformatted_20_Text"><text:span text:style-name="Source_20_Text">1. Split large PRs into smaller reviews</text:span></text:p>
      <text:p text:style-name="Preformatted_20_Text"><text:span text:style-name="Source_20_Text">2. Add unit tests before merge</text:span></text:p>
      <text:p text:style-name="P2"><text:span text:style-name="Source_20_Text">3. Daily 30-min review block</text:span></text:p>
      <text:p text:style-name="Horizontal_20_Line"/>
      <text:h text:style-name="Heading_20_1" text:outline-level="1">Health Score Widget</text:h>
      <text:p text:style-name="Preformatted_20_Text"><text:span text:style-name="Source_20_Text">Developer Health Score: 78 / 100</text:span></text:p>
      <text:p text:style-name="P2"><text:span text:style-name="Source_20_Text">Status: Improving</text:span></text:p>
      <text:p text:style-name="Horizontal_20_Line"/>
      <text:h text:style-name="Heading_20_1" text:outline-level="1">Color Theme</text:h>
      <text:p text:style-name="Text_20_body">Use:</text:p>
      <text:list text:style-name="L6">
        <text:list-item>
          <text:p text:style-name="P7">#0f172a background</text:p>
        </text:list-item>
        <text:list-item>
          <text:p text:style-name="P7">#1e293b cards</text:p>
        </text:list-item>
        <text:list-item>
          <text:p text:style-name="P7">#38bdf8 blue accents</text:p>
        </text:list-item>
        <text:list-item>
          <text:p text:style-name="P7">#22c55e green success</text:p>
        </text:list-item>
        <text:list-item>
          <text:p text:style-name="P7">#ef4444 alerts</text:p>
        </text:list-item>
      </text:list>
      <text:p text:style-name="Horizontal_20_Line"/>
      <text:h text:style-name="Heading_20_1" text:outline-level="1"><text:soft-page-break/>Why Recruiter Will Like</text:h>
      <text:p text:style-name="Text_20_body">Because it looks like real SaaS product.</text:p>
      <text:p text:style-name="Text_20_body">Not student project.</text:p>
      <text:p text:style-name="Horizontal_20_Line"/>
      <text:h text:style-name="Heading_20_1" text:outline-level="1">Tech Stack</text:h>
      <text:p text:style-name="Text_20_body">Frontend:</text:p>
      <text:list text:style-name="L7">
        <text:list-item>
          <text:p text:style-name="P8">React</text:p>
        </text:list-item>
        <text:list-item>
          <text:p text:style-name="P8">Tailwind CSS</text:p>
        </text:list-item>
        <text:list-item>
          <text:p text:style-name="P8">Recharts</text:p>
        </text:list-item>
      </text:list>
      <text:p text:style-name="Text_20_body">Backend:</text:p>
      <text:list text:style-name="L8">
        <text:list-item>
          <text:p text:style-name="P9">Node + Express</text:p>
        </text:list-item>
      </text:list>
      <text:p text:style-name="Horizontal_20_Line"/>
      <text:h text:style-name="Heading_20_1" text:outline-level="1">Strongest Move</text:h>
      <text:p text:style-name="Text_20_body">Use dummy AI logic:</text:p>
      <text:p text:style-name="Preformatted_20_Text"><text:span text:style-name="Source_20_Text">if (cycleTime &gt; 7) insight="Review bottleneck"</text:span></text:p>
      <text:p text:style-name="P2"><text:span text:style-name="Source_20_Text">if (bugRate &gt; 10) insight="Testing issue"</text:span></text:p>
      <text:p text:style-name="Text_20_body">Looks intellig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21:24:13.423352700</meta:creation-date>
    <dc:date>2026-05-01T21:45:10.454011800</dc:date>
    <meta:editing-duration>PT10M16S</meta:editing-duration>
    <meta:editing-cycles>2</meta:editing-cycles>
    <meta:generator>LibreOffice/26.2.2.2$Windows_X86_64 LibreOffice_project/1f77d10d6938fd34972958f64b2bcfa54f8b1ba5</meta:generator>
    <meta:document-statistic meta:table-count="0" meta:image-count="0" meta:object-count="0" meta:page-count="5" meta:paragraph-count="104" meta:word-count="310" meta:character-count="1910" meta:non-whitespace-character-count="1650"/>
  </office:meta>
</office:document-meta>
</file>